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4.3728in"/>
    </style:style>
    <style:style style:name="co3" style:family="table-column">
      <style:table-column-properties fo:break-before="auto" style:column-width="2.6693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8189in" fo:break-before="auto" style:use-optimal-row-height="fals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office:value-type="string" calcext:value-type="string">
            <text:p>Test ID</text:p>
          </table:table-cell>
          <table:table-cell office:value-type="string" calcext:value-type="string">
            <text:p>Scenario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lient is able to connect to server</text:p>
          </table:table-cell>
          <table:table-cell office:value-type="string" calcext:value-type="string">
            <text:p>./client localhost 300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lient is able to connect to server(localhost)</text:p>
            <text:p>If localhost is not provided explicitly</text:p>
          </table:table-cell>
          <table:table-cell office:value-type="string" calcext:value-type="string">
            <text:p>./client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ient is able to connect to server at port </text:p>
            <text:p>2000 if port is not provided explicitly</text:p>
          </table:table-cell>
          <table:table-cell office:value-type="string" calcext:value-type="string">
            <text:p>./client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how message of error("Connection limit </text:p>
            <text:p>exceeded!! Only 5 clients can be connected.")</text:p>
            <text:p> If more than 5 clients try to connect.</text:p>
          </table:table-cell>
          <table:table-cell office:value-type="string" calcext:value-type="string">
            <text:p>Open more than 5 clients in </text:p>
            <text:p>Terminals</text:p>
            <text:p>./client</text:p>
            <text:p/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how message of error("No sender is specified</text:p>
            <text:p>.Sender name/id should be before ") if client </text:p>
            <text:p>Sends message to no receiver. Message format </text:p>
            <text:p>Is clientx:hello</text:p>
          </table:table-cell>
          <table:table-cell office:value-type="string" calcext:value-type="string">
            <text:p>./client</text:p>
            <text:p>Hello ther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how message of error("No such receiver is online.</text:p>
            <text:p>Please check the list of online clients!) if sender </text:p>
            <text:p>tries to message a client who doesn't exist in the </text:p>
            <text:p>System</text:p>
          </table:table-cell>
          <table:table-cell office:value-type="string" calcext:value-type="string">
            <text:p>./client</text:p>
            <text:p>Invalidclient:hell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hen client first connect to the server, he gets a </text:p>
            <text:p>Welcome message ("Welcome clientxx:%s xxxxx”)</text:p>
          </table:table-cell>
          <table:table-cell office:value-type="string" calcext:value-type="string">
            <text:p>./client</text:p>
            <text:p/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when client writes “details” server sends the </text:p>
            <text:p>records of all clients present in the system.</text:p>
            <text:p>"online clients:</text:p>
            <text:p>Uniquename:clientxx  Uniqueid:xxxxx”</text:p>
            <text:p><text:span text:style-name="T1">Uniquename:clientxx  Uniqueid:xxxxx</text:span></text:p>
          </table:table-cell>
          <table:table-cell office:value-type="string" calcext:value-type="string">
            <text:p>./client</text:p>
            <text:p>Details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when some client disconnects from server then all </text:p>
            <text:p>the remaining client gets the message ("client </text:p>
            <text:p>Uniquename:clientxx Uniqueid:xxxxx is disconnected)</text:p>
          </table:table-cell>
          <table:table-cell office:value-type="string" calcext:value-type="string">
            <text:p>./client</text:p>
            <text:p>ctrl+c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Client send message to some other client in correct </text:p>
            <text:p>format(clientxx:text) then other Client should get the</text:p>
            <text:p> Message</text:p>
          </table:table-cell>
          <table:table-cell office:value-type="string" calcext:value-type="string">
            <text:p>./client</text:p>
            <text:p>Client01:hello</text:p>
            <text:p/>
            <text:p>./client</text:p>
            <text:p>Receiving:</text:p>
            <text:p>Client0:hell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1:11:50.699177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20:19.723050831</meta:creation-date>
    <meta:generator>LibreOffice/4.2.8.2$Linux_x86 LibreOffice_project/420$Build-2</meta:generator>
    <dc:date>2017-01-30T11:33:58.952990690</dc:date>
    <meta:editing-duration>PT1H23M40S</meta:editing-duration>
    <meta:editing-cycles>21</meta:editing-cycles>
    <dc:creator>user </dc:creator>
    <meta:document-statistic meta:table-count="1" meta:cell-count="46" meta:object-count="0"/>
  </office:meta>
</office:document-meta>
</file>